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8" style:family="paragraph" style:parent-style-name="Table_20_Contents">
      <style:text-properties officeooo:rsid="002e8c9e" officeooo:paragraph-rsid="002e8c9e"/>
    </style:style>
    <style:style style:name="P9" style:family="paragraph" style:parent-style-name="Text_20_body">
      <style:text-properties officeooo:rsid="002e8c9e" officeooo:paragraph-rsid="002e8c9e"/>
    </style:style>
    <style:style style:name="P10" style:family="paragraph" style:parent-style-name="Text_20_body">
      <style:text-properties officeooo:rsid="00333d6a" officeooo:paragraph-rsid="00333d6a"/>
    </style:style>
    <style:style style:name="P11" style:family="paragraph" style:parent-style-name="Table_20_Contents">
      <style:text-properties fo:color="#ff8000" loext:opacity="100%" fo:font-weight="bold" officeooo:rsid="00333d6a" officeooo:paragraph-rsid="00333d6a" style:font-weight-asian="bold" style:font-weight-complex="bold"/>
    </style:style>
    <style:style style:name="P12" style:family="paragraph" style:parent-style-name="Table_20_Contents">
      <style:text-properties fo:color="#00a933" loext:opacity="100%" fo:font-weight="bold" officeooo:rsid="00333d6a" officeooo:paragraph-rsid="00333d6a" style:font-weight-asian="bold" style:font-weight-complex="bold"/>
    </style:style>
    <style:style style:name="P13" style:family="paragraph" style:parent-style-name="Table_20_Contents">
      <style:text-properties officeooo:paragraph-rsid="00333d6a"/>
    </style:style>
    <style:style style:name="P14" style:family="paragraph" style:parent-style-name="Text_20_body">
      <style:text-properties officeooo:paragraph-rsid="00333d6a"/>
    </style:style>
    <style:style style:name="P15" style:family="paragraph" style:parent-style-name="Table_20_Contents">
      <style:text-properties fo:color="#808080" loext:opacity="100%" officeooo:rsid="00333d6a" officeooo:paragraph-rsid="00333d6a"/>
    </style:style>
    <style:style style:name="P16" style:family="paragraph" style:parent-style-name="Table_20_Contents">
      <style:text-properties fo:color="#808080" loext:opacity="100%" officeooo:paragraph-rsid="00333d6a"/>
    </style:style>
    <style:style style:name="P17" style:family="paragraph" style:parent-style-name="Text_20_body">
      <style:text-properties officeooo:rsid="003954eb" officeooo:paragraph-rsid="003954eb"/>
    </style:style>
    <style:style style:name="P18" style:family="paragraph" style:parent-style-name="Text_20_body">
      <style:text-properties officeooo:paragraph-rsid="003954eb"/>
    </style:style>
    <style:style style:name="P19" style:family="paragraph" style:parent-style-name="Text_20_body">
      <style:paragraph-properties style:writing-mode="lr-tb"/>
      <style:text-properties officeooo:paragraph-rsid="003954eb"/>
    </style:style>
    <style:style style:name="P20" style:family="paragraph" style:parent-style-name="Text_20_body">
      <style:paragraph-properties fo:break-before="page"/>
      <style:text-properties officeooo:paragraph-rsid="003954eb"/>
    </style:style>
    <style:style style:name="P21" style:family="paragraph" style:parent-style-name="Text_20_body">
      <style:text-properties officeooo:rsid="0030a069" officeooo:paragraph-rsid="003954eb"/>
    </style:style>
    <style:style style:name="P22" style:family="paragraph" style:parent-style-name="Text_20_body">
      <style:text-properties officeooo:rsid="0030a069" officeooo:paragraph-rsid="00333d6a"/>
    </style:style>
    <style:style style:name="P23" style:family="paragraph" style:parent-style-name="Text_20_body">
      <style:text-properties officeooo:paragraph-rsid="003a0a5c"/>
    </style:style>
    <style:style style:name="P24" style:family="paragraph" style:parent-style-name="Table_20_Contents">
      <style:text-properties style:use-window-font-color="true" loext:opacity="0%" fo:font-weight="bold" officeooo:rsid="003954eb" officeooo:paragraph-rsid="00435ac4" style:font-weight-asian="bold" style:font-weight-complex="bold"/>
    </style:style>
    <style:style style:name="P25" style:family="paragraph" style:parent-style-name="Table_20_Contents">
      <style:text-properties style:use-window-font-color="true" loext:opacity="0%" fo:font-weight="bold" officeooo:rsid="003954eb" officeooo:paragraph-rsid="003954eb" style:font-weight-asian="bold" style:font-weight-complex="bold"/>
    </style:style>
    <style:style style:name="P26" style:family="paragraph" style:parent-style-name="Table_20_Contents">
      <style:text-properties style:use-window-font-color="true" loext:opacity="0%" officeooo:paragraph-rsid="00333d6a"/>
    </style:style>
    <style:style style:name="P27" style:family="paragraph" style:parent-style-name="Frame_20_contents">
      <style:text-properties officeooo:rsid="004518c4" officeooo:paragraph-rsid="004518c4"/>
    </style:style>
    <style:style style:name="P28" style:family="paragraph" style:parent-style-name="Text_20_body">
      <style:text-properties officeooo:rsid="004518c4" officeooo:paragraph-rsid="004518c4"/>
    </style:style>
    <style:style style:name="P29" style:family="paragraph" style:parent-style-name="Text_20_body">
      <style:text-properties officeooo:paragraph-rsid="004518c4"/>
    </style:style>
    <style:style style:name="P30" style:family="paragraph" style:parent-style-name="Text_20_body">
      <style:paragraph-properties style:writing-mode="lr-tb"/>
      <style:text-properties officeooo:paragraph-rsid="004518c4"/>
    </style:style>
    <style:style style:name="P31" style:family="paragraph" style:parent-style-name="Text_20_body">
      <style:text-properties officeooo:paragraph-rsid="00435ac4"/>
    </style:style>
    <style:style style:name="P32" style:family="paragraph" style:parent-style-name="Text_20_body">
      <style:text-properties officeooo:rsid="0035c9a6" officeooo:paragraph-rsid="003954eb"/>
    </style:style>
    <style:style style:name="P33" style:family="paragraph" style:parent-style-name="Text_20_body">
      <style:text-properties officeooo:paragraph-rsid="00456bcb"/>
    </style:style>
    <style:style style:name="P34" style:family="paragraph" style:parent-style-name="Table_20_Contents">
      <style:text-properties officeooo:paragraph-rsid="00469bfb"/>
    </style:style>
    <style:style style:name="P35" style:family="paragraph" style:parent-style-name="Heading_20_4">
      <style:paragraph-properties fo:break-before="page"/>
      <style:text-properties officeooo:rsid="00333d6a" officeooo:paragraph-rsid="00333d6a"/>
    </style:style>
    <style:style style:name="P36" style:family="paragraph" style:parent-style-name="Heading_20_5">
      <style:paragraph-properties fo:break-before="page"/>
    </style:style>
    <style:style style:name="P37" style:family="paragraph" style:parent-style-name="Heading_20_5">
      <style:paragraph-properties fo:break-before="page"/>
      <style:text-properties officeooo:rsid="00333d6a" officeooo:paragraph-rsid="00333d6a"/>
    </style:style>
    <style:style style:name="P38" style:family="paragraph" style:parent-style-name="Heading_20_5">
      <style:text-properties officeooo:rsid="00456bcb" officeooo:paragraph-rsid="00456bcb"/>
    </style:style>
    <style:style style:name="P39" style:family="paragraph" style:parent-style-name="Heading_20_5">
      <style:text-properties officeooo:rsid="004518c4" officeooo:paragraph-rsid="004518c4"/>
    </style:style>
    <style:style style:name="P40" style:family="paragraph" style:parent-style-name="Heading_20_5">
      <style:paragraph-properties fo:break-before="page"/>
      <style:text-properties officeooo:paragraph-rsid="004518c4"/>
    </style:style>
    <style:style style:name="P41" style:family="paragraph" style:parent-style-name="Heading_20_5">
      <style:text-properties officeooo:paragraph-rsid="004518c4"/>
    </style:style>
    <style:style style:name="P42" style:family="paragraph" style:parent-style-name="Text_20_body" style:list-style-name="L1">
      <style:text-properties officeooo:paragraph-rsid="00333d6a"/>
    </style:style>
    <style:style style:name="P43" style:family="paragraph" style:parent-style-name="Text_20_body" style:list-style-name="L2">
      <style:text-properties officeooo:rsid="003954eb" officeooo:paragraph-rsid="003954eb"/>
    </style:style>
    <style:style style:name="P44" style:family="paragraph" style:parent-style-name="Text_20_body" style:list-style-name="L3">
      <style:text-properties officeooo:paragraph-rsid="004518c4"/>
    </style:style>
    <style:style style:name="P45" style:family="paragraph" style:parent-style-name="Text_20_body" style:list-style-name="L3">
      <style:text-properties officeooo:paragraph-rsid="004745fd"/>
    </style:style>
    <style:style style:name="P46" style:family="paragraph" style:parent-style-name="Text_20_body" style:list-style-name="L4">
      <style:paragraph-properties style:writing-mode="lr-tb"/>
      <style:text-properties officeooo:paragraph-rsid="003954eb"/>
    </style:style>
    <style:style style:name="P47" style:family="paragraph" style:parent-style-name="Text_20_body" style:list-style-name="L5">
      <style:text-properties officeooo:paragraph-rsid="003a0a5c"/>
    </style:style>
    <style:style style:name="P48" style:family="paragraph" style:parent-style-name="Text_20_body" style:list-style-name="L6">
      <style:text-properties officeooo:rsid="00333d6a" officeooo:paragraph-rsid="004518c4"/>
    </style:style>
    <style:style style:name="P49" style:family="paragraph" style:parent-style-name="Text_20_body" style:list-style-name="L6">
      <style:text-properties officeooo:rsid="00333d6a" officeooo:paragraph-rsid="004745fd"/>
    </style:style>
    <style:style style:name="P50" style:family="paragraph" style:parent-style-name="Text_20_body" style:list-style-name="L7">
      <style:text-properties officeooo:paragraph-rsid="003954eb"/>
    </style:style>
    <style:style style:name="P51" style:family="paragraph" style:parent-style-name="Text_20_body" style:list-style-name="L8">
      <style:text-properties officeooo:paragraph-rsid="004518c4"/>
    </style:style>
    <style:style style:name="P52" style:family="paragraph" style:parent-style-name="Text_20_body">
      <style:text-properties officeooo:rsid="004745fd" officeooo:paragraph-rsid="004745fd"/>
    </style:style>
    <style:style style:name="P53" style:family="paragraph" style:parent-style-name="Text_20_body">
      <style:text-properties officeooo:paragraph-rsid="004518c4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0a069" style:font-style-asian="italic" style:font-style-complex="italic"/>
    </style:style>
    <style:style style:name="T4" style:family="text">
      <style:text-properties fo:font-style="italic" officeooo:rsid="00435ac4" style:font-style-asian="italic" style:font-style-complex="italic"/>
    </style:style>
    <style:style style:name="T5" style:family="text">
      <style:text-properties fo:font-style="italic" officeooo:rsid="004518c4" style:font-style-asian="italic" style:font-style-complex="italic"/>
    </style:style>
    <style:style style:name="T6" style:family="text">
      <style:text-properties fo:font-style="italic" officeooo:rsid="00456bcb" style:font-style-asian="italic" style:font-style-complex="italic"/>
    </style:style>
    <style:style style:name="T7" style:family="text">
      <style:text-properties fo:font-style="italic" officeooo:rsid="004745fd" style:font-style-asian="italic" style:font-style-complex="italic"/>
    </style:style>
    <style:style style:name="T8" style:family="text">
      <style:text-properties fo:font-style="italic" fo:font-weight="bold" officeooo:rsid="003954eb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0a069" style:font-style-asian="italic" style:font-weight-asian="bold" style:font-style-complex="italic" style:font-weight-complex="bold"/>
    </style:style>
    <style:style style:name="T10" style:family="text">
      <style:text-properties officeooo:rsid="002e8c9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3d6a" style:font-weight-asian="bold" style:font-weight-complex="bold"/>
    </style:style>
    <style:style style:name="T13" style:family="text">
      <style:text-properties fo:font-weight="bold" officeooo:rsid="0039e894" style:font-weight-asian="bold" style:font-weight-complex="bold"/>
    </style:style>
    <style:style style:name="T14" style:family="text">
      <style:text-properties fo:font-weight="bold" officeooo:rsid="00469bfb" style:font-weight-asian="bold" style:font-weight-complex="bold"/>
    </style:style>
    <style:style style:name="T15" style:family="text">
      <style:text-properties officeooo:rsid="00333d6a"/>
    </style:style>
    <style:style style:name="T16" style:family="text">
      <style:text-properties officeooo:rsid="0035c9a6"/>
    </style:style>
    <style:style style:name="T17" style:family="text">
      <style:text-properties officeooo:rsid="0038ca86"/>
    </style:style>
    <style:style style:name="T18" style:family="text">
      <style:text-properties officeooo:rsid="003954eb"/>
    </style:style>
    <style:style style:name="T19" style:family="text">
      <style:text-properties officeooo:rsid="0030a069"/>
    </style:style>
    <style:style style:name="T20" style:family="text">
      <style:text-properties officeooo:rsid="00435ac4"/>
    </style:style>
    <style:style style:name="T21" style:family="text">
      <style:text-properties fo:font-style="normal" officeooo:rsid="003e07a7" style:font-style-asian="normal" style:font-style-complex="normal"/>
    </style:style>
    <style:style style:name="T22" style:family="text">
      <style:text-properties fo:font-style="normal" officeooo:rsid="00435ac4" style:font-style-asian="normal" style:font-style-complex="normal"/>
    </style:style>
    <style:style style:name="T23" style:family="text">
      <style:text-properties officeooo:rsid="004518c4"/>
    </style:style>
    <style:style style:name="T24" style:family="text">
      <style:text-properties officeooo:rsid="00456bcb"/>
    </style:style>
    <style:style style:name="T25" style:family="text">
      <style:text-properties officeooo:rsid="004745f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35" text:outline-level="4"><text:span text:style-name="T20">Flatpak</text:span> Packages (<text:span text:style-name="T4">Red Hat</text:span>)</text:h>
      <text:p text:style-name="P31">AutomataCI supports Red Hat’s Flatpak (also known as “Flatpak”)<text:span text:style-name="T16"> packages </text:span><text:span text:style-name="T18">by default</text:span><text:span text:style-name="T21"> </text:span><text:span text:style-name="T22">using Flatpak provided builder program</text:span><text:span text:style-name="T18">. </text:span><text:span text:style-name="T20">Flatpak </text:span>is a cross-Linux platform <text:span text:style-name="T20">equipped with</text:span> sandbox capabilities <text:span text:style-name="T20">for</text:span> securely and peacefully distributing applications <text:span text:style-name="T20">exclusively </text:span>across the Linux OSes; <text:span text:style-name="T20">both</text:span> Red Hat <text:span text:style-name="T20">based</text:span> and Debian <text:span text:style-name="T20">based </text:span>alike.</text:p>
      <text:p text:style-name="P18"/>
      <text:p text:style-name="P32">The supporting documentations AutomataCI based on are as follows:</text:p>
      <text:list text:style-name="L1">
        <text:list-item>
          <text:p text:style-name="P42"><text:a xlink:type="simple" xlink:href="https://docs.flatpak.org/en/latest/introduction.html" text:style-name="Internet_20_link" text:visited-style-name="Visited_20_Internet_20_Link">https://docs.flatpak.org/en/latest/introduction.html</text:a></text:p>
        </text:list-item>
        <text:list-item>
          <text:p text:style-name="P42"><text:a xlink:type="simple" xlink:href="https://www.freedesktop.org/software/appstream/docs/chap-Metadata.html" text:style-name="Internet_20_link" text:visited-style-name="Visited_20_Internet_20_Link">https://www.freedesktop.org/software/appstream/docs/chap-Metadata.html</text:a></text:p>
        </text:list-item>
        <text:list-item>
          <text:p text:style-name="P42"><text:a xlink:type="simple" xlink:href="https://specifications.freedesktop.org/menu-spec/latest/apa.html" text:style-name="Internet_20_link" text:visited-style-name="Visited_20_Internet_20_Link">https://specifications.freedesktop.org/menu-spec/latest/apa.html</text:a></text:p>
        </text:list-item>
      </text:list>
      <text:p text:style-name="P14"/>
      <text:p text:style-name="P17"><text:span text:style-name="T20">Due to the reliance of Linux kernel by the Flatpak builder, both </text:span>Windows OS <text:span text:style-name="T20">and Mac OS are</text:span> not supported.</text:p>
      <text:p text:style-name="P17"/>
      <text:p text:style-name="P14">Starting from version <text:span text:style-name="T17">2.0</text:span>.0, AutomataCI package <text:span text:style-name="T20">Flatpak</text:span> type in parallel execution.</text:p>
      <text:h text:style-name="P36" text:outline-level="5">Supported Platforms</text:h>
      <text:p text:style-name="P9">The current AutomataCI supported host platforms are shown in Table <text:sequence-ref text:reference-format="category-and-value" text:ref-name="refText0">1.1.1.1.1.1</text:sequence-ref>.</text:p>
      <text:p text:style-name="Table"><text:span text:style-name="T15">Table</text:span> <text:sequence text:ref-name="refText0" text:name="Text" text:formula="ooow:Text+1" style:num-format="1">1.1.1.1.1.1</text:sequence>: <text:span text:style-name="T20">Flatpak</text:span><text:span text:style-name="T15"> packaging</text:span><text:span text:style-name="T10">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Platform</text:p>
          </table:table-cell>
          <table:table-cell table:style-name="Table2.A1" office:value-type="string">
            <text:p text:style-name="P7">Supported</text:p>
          </table:table-cell>
          <table:table-cell table:style-name="Table2.A1" office:value-type="string">
            <text:p text:style-name="P7">Tested</text:p>
          </table:table-cell>
          <table:table-cell table:style-name="Table2.D1" office:value-type="string">
            <text:p text:style-name="P7">Automated Test</text:p>
          </table:table-cell>
        </table:table-row>
        <table:table-row>
          <table:table-cell table:style-name="Table2.A2" office:value-type="string">
            <text:p text:style-name="P8">linux-amd64 (Debian)</text:p>
          </table:table-cell>
          <table:table-cell table:style-name="Table2.A2" office:value-type="string">
            <text:p text:style-name="P12">Yes</text:p>
          </table:table-cell>
          <table:table-cell table:style-name="Table2.A2" office:value-type="string">
            <text:p text:style-name="P12">Yes</text:p>
          </table:table-cell>
          <table:table-cell table:style-name="Table2.D2" office:value-type="string">
            <text:p text:style-name="P12">Yes</text:p>
          </table:table-cell>
        </table:table-row>
        <table:table-row>
          <table:table-cell table:style-name="Table2.A2" office:value-type="string">
            <text:p text:style-name="P8">linux-amd64 (Red Hat - Fedora)</text:p>
          </table:table-cell>
          <table:table-cell table:style-name="Table2.A2" office:value-type="string">
            <text:p text:style-name="P11">Yes</text:p>
          </table:table-cell>
          <table:table-cell table:style-name="Table2.A2" office:value-type="string">
            <text:p text:style-name="P11">No</text:p>
          </table:table-cell>
          <table:table-cell table:style-name="Table2.D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8">darwin-amd64 (Intel-based MacOS)</text:p>
          </table:table-cell>
          <table:table-cell table:style-name="Table2.A2" office:value-type="string">
            <text:p text:style-name="P24">N/A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24">N/A</text:p>
          </table:table-cell>
        </table:table-row>
        <table:table-row>
          <table:table-cell table:style-name="Table2.A2" office:value-type="string">
            <text:p text:style-name="P8">windows-amd64 </text:p>
          </table:table-cell>
          <table:table-cell table:style-name="Table2.A2" office:value-type="string">
            <text:p text:style-name="P24">N/A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25">N/A</text:p>
          </table:table-cell>
        </table:table-row>
      </table:table>
      <text:p text:style-name="P17">NOTE:</text:p>
      <text:list text:style-name="L2">
        <text:list-item>
          <text:p text:style-name="P43">“<text:span text:style-name="T11">N/A</text:span>” – means “Not Available”.</text:p>
        </text:list-item>
      </text:list>
      <text:h text:style-name="P37" text:outline-level="5">Content Assembling Function</text:h>
      <text:p text:style-name="P10">The content assembling function is shown in Table <text:sequence-ref text:reference-format="category-and-value" text:ref-name="refText1">1.1.1.1.2.1</text:sequence-ref>.</text:p>
      <text:p text:style-name="Table"><text:span text:style-name="T15">Table</text:span> <text:sequence text:ref-name="refText1" text:name="Text" text:formula="ooow:Text+1" style:num-format="1">1.1.1.1.2.1</text:sequence>: <text:span text:style-name="T15">the content assembly function symbol for </text:span><text:span text:style-name="T23">Flatpak</text:span><text:span text:style-name="T15"> packager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# POSIX Shell</text:p>
            <text:p text:style-name="P34"><text:span text:style-name="T11">PACKAGE</text:span><text:span text:style-name="T12">_A</text:span><text:span text:style-name="T11">ssemble_</text:span><text:span text:style-name="T14">FLATPAK</text:span><text:span text:style-name="T11">_</text:span><text:span text:style-name="T12">C</text:span><text:span text:style-name="T11">ontent</text:span>() {</text:p>
            <text:p text:style-name="P13"><text:tab/>_target="$1"</text:p>
            <text:p text:style-name="P13"><text:tab/>_directory="$2"</text:p>
            <text:p text:style-name="P13"><text:tab/>_target_name="$3"</text:p>
            <text:p text:style-name="P13"><text:tab/>_target_os="$4"</text:p>
            <text:p text:style-name="P13"><text:tab/>_target_arch="$5"</text:p>
            <text:p text:style-name="P13"/>
            <text:p text:style-name="P16"><text:tab/>…</text:p>
            <text:p text:style-name="P13">}</text:p>
          </table:table-cell>
        </table:table-row>
        <table:table-row>
          <table:table-cell table:style-name="Table1.A2" office:value-type="string">
            <text:p text:style-name="P15"># PowerShell</text:p>
            <text:p text:style-name="P13"><text:span text:style-name="T11">PACKAGE-Assemble-</text:span><text:span text:style-name="T14">FLATPAK</text:span><text:span text:style-name="T11">-Content</text:span> {</text:p>
            <text:p text:style-name="P13"><text:tab/>param(</text:p>
            <text:p text:style-name="P13"><text:tab/><text:tab/>[string]$_target,</text:p>
            <text:p text:style-name="P13"><text:tab/><text:tab/>[string]$_directory,</text:p>
            <text:p text:style-name="P13"><text:tab/><text:tab/>[string]$_target_name,</text:p>
            <text:p text:style-name="P13"><text:tab/><text:tab/>[string]$_target_os,</text:p>
            <text:p text:style-name="P13"><text:tab/><text:tab/>[string]$_target_arch</text:p>
            <text:p text:style-name="P13"><text:tab/><text:span text:style-name="T15">)</text:span></text:p>
            <text:p text:style-name="P13"/>
            <text:p text:style-name="P26"><text:tab/><text:span text:style-name="T23">return 10 # not available in Windows OS</text:span></text:p>
            <text:p text:style-name="P13">}</text:p>
          </table:table-cell>
        </table:table-row>
      </table:table>
      <text:p text:style-name="P22"/>
      <text:p text:style-name="P20"><text:span text:style-name="T19">The objective</text:span><text:span text:style-name="T18">s are:</text:span></text:p>
      <text:list text:style-name="L3">
        <text:list-item>
          <text:p text:style-name="P44">to assemble the “to be installed” file structure into this directory; <text:span text:style-name="T23">AND</text:span></text:p>
        </text:list-item>
        <text:list-item>
          <text:p text:style-name="P44"><text:span text:style-name="T23">to script the</text:span> <text:span text:style-name="T5">${_directory}/</text:span><text:span text:style-name="T2">manifest.yml</text:span> file; <text:span text:style-name="T25">AND</text:span></text:p>
        </text:list-item>
        <text:list-item>
          <text:p text:style-name="P45"><text:span text:style-name="T23">to script the</text:span> <text:span text:style-name="T5">${_directory}/</text:span><text:span text:style-name="T7">appdata</text:span><text:span text:style-name="T2">.</text:span><text:span text:style-name="T7">xml</text:span> file.</text:p>
        </text:list-item>
      </text:list>
      <text:p text:style-name="P21">For example:</text:p>
      <text:list text:style-name="L4">
        <text:list-item>
          <text:p text:style-name="P46"><text:span text:style-name="T19">the </text:span><text:span text:style-name="T18">provided</text:span><text:span text:style-name="T19"> </text:span><text:span text:style-name="T3">$_target</text:span><text:span text:style-name="T19"> variable that is pointing to the currently detected binary </text:span><text:span text:style-name="T18">executable. It</text:span><text:span text:style-name="T19"> is usually being copied to </text:span><text:span text:style-name="T8">${directory}/</text:span><text:span text:style-name="T9">bin/</text:span><text:span text:style-name="T19"> directory.</text:span></text:p>
        </text:list-item>
      </text:list>
      <text:p text:style-name="P30"/>
      <text:p text:style-name="P30">Hence, it is recommended to just focus on constructing the package’s data path and leave the rest of the required files to the AutomataCI generative function.</text:p>
      <text:p text:style-name="P19"/>
      <text:p text:style-name="P23">The following return numbers to tell AutomataCI to perform the necessary actions:</text:p>
      <text:list text:style-name="L5">
        <text:list-item>
          <text:p text:style-name="P47"><text:span text:style-name="T13">1</text:span><text:span text:style-name="T11">0</text:span> – Tell AutomataCI to skip the packaging process.</text:p>
        </text:list-item>
        <text:list-item>
          <text:p text:style-name="P47"><text:span text:style-name="T11">0</text:span> – All good and proceed.</text:p>
        </text:list-item>
        <text:list-item>
          <text:p text:style-name="P47"><text:span text:style-name="T13">non-0</text:span> – Error is found.</text:p>
        </text:list-item>
      </text:list>
      <text:h text:style-name="P37" text:outline-level="5">Required Files</text:h>
      <text:p text:style-name="P10">This packager <text:span text:style-name="T16">has the following required files:</text:span></text:p>
      <text:list text:style-name="L6">
        <text:list-item>
          <text:p text:style-name="P48"><text:span text:style-name="T11">manifest.yml</text:span> <text:s/>– <text:span text:style-name="T23">instructions file for </text:span><text:span text:style-name="T5">flatpak-builder</text:span><text:span text:style-name="T23"> to package.</text:span></text:p>
        </text:list-item>
        <text:list-item>
          <text:p text:style-name="P48"><text:span text:style-name="T11">appdata.xml</text:span> <text:s/>– <text:span text:style-name="T23">metadata for promoting your package visually in marketplace.</text:span></text:p>
        </text:list-item>
        <text:list-item>
          <text:p text:style-name="P48"><text:span text:style-name="T11">icon.svg</text:span> <text:s/>– <text:span text:style-name="T23">trademark for promoting your package visually in the market </text:span><text:span text:style-name="T25">stated in </text:span><text:span text:style-name="T7">appdata.xml</text:span><text:span text:style-name="T23">.</text:span></text:p>
        </text:list-item>
        <text:list-item>
          <text:p text:style-name="P49"><text:span text:style-name="T11">icon-48x48.png</text:span> <text:s/>– <text:span text:style-name="T23">trademark for promoting your package visually in the market </text:span><text:span text:style-name="T25">stated in </text:span><text:span text:style-name="T7">appdata.xml</text:span><text:span text:style-name="T23">.</text:span></text:p>
        </text:list-item>
        <text:list-item>
          <text:p text:style-name="P49"><text:span text:style-name="T11">icon-128x128.png</text:span> – <text:span text:style-name="T23">trademark for promoting your package visually in the market </text:span><text:span text:style-name="T25">stated in </text:span><text:span text:style-name="T7">appdata.xml</text:span><text:span text:style-name="T23">.</text:span></text:p>
        </text:list-item>
      </text:list>
      <text:p text:style-name="P18">These files follow strict format and content as specified in the Flatpak specification. <text:span text:style-name="T23">Refer:</text:span></text:p>
      <text:list text:style-name="L7">
        <text:list-item>
          <text:p text:style-name="P50"><text:a xlink:type="simple" xlink:href="https://docs.flatpak.org/en/latest/freedesktop-quick-reference.html" text:style-name="Internet_20_link" text:visited-style-name="Visited_20_Internet_20_Link">https://docs.flatpak.org/en/latest/freedesktop-quick-reference.html</text:a></text:p>
        </text:list-item>
        <text:list-item>
          <text:p text:style-name="P50"><text:a xlink:type="simple" xlink:href="https://specifications.freedesktop.org/icon-theme-spec/icon-theme-spec-latest.html" text:style-name="Internet_20_link" text:visited-style-name="Visited_20_Internet_20_Link">https://specifications.freedesktop.org/icon-theme-spec/icon-theme-spec-latest.html</text:a></text:p>
        </text:list-item>
      </text:list>
      <text:p text:style-name="P52">If AutomataCI fails to detect all the require files, it shall fail the entire Package CI Job.</text:p>
      <text:p text:style-name="P18"/>
      <text:h text:style-name="P38" text:outline-level="5">Marketing Screenshots Artifacts</text:h>
      <text:p text:style-name="P33">The screenshots for the <text:span text:style-name="T6">a</text:span><text:span text:style-name="T2">ppdata.xml</text:span> file <text:span text:style-name="T24">in accordance</text:span> to the specification here (<text:span text:style-name="T24">refer: </text:span><text:a xlink:type="simple" xlink:href="https://www.freedesktop.org/software/appstream/docs/chap-Metadata.html#tag-screenshots" text:style-name="Internet_20_link" text:visited-style-name="Visited_20_Internet_20_Link">https://www.freedesktop.org/software/appstream/docs/chap-Metadata.html#tag-screenshots</text:a>) are best hosted elsewhere and back-linked into the XML data file. There are no signs of the screenshots can be loaded from the package internally.</text:p>
      <text:h text:style-name="P40" text:outline-level="5"><text:span text:style-name="T23">Repository Branch Management</text:span></text:h>
      <text:p text:style-name="P29"><text:span text:style-name="T23">As per documentation (see: </text:span><text:a xlink:type="simple" xlink:href="https://docs.flatpak.org/en/latest/using-flatpak.html#identifier-triples" text:style-name="Internet_20_link" text:visited-style-name="Visited_20_Internet_20_Link"><text:span text:style-name="T23">https://docs.flatpak.org/en/latest/using-flatpak.html#identifier-triples</text:span></text:a><text:span text:style-name="T23">), </text:span>AutomataCI treats each of the Flatpak branches as the support<text:span text:style-name="T23">ing</text:span> architecture. Hence, should your project supports multiple architectures by default, your Flatpak repository should checkout the branches in accordance to the CPU type.</text:p>
      <text:p text:style-name="P29">The default-branch is set to “<text:span text:style-name="T11">any</text:span>”.</text:p>
      <text:p text:style-name="P29"/>
      <text:h text:style-name="P41" text:outline-level="5"><text:span text:style-name="T23">Sandbox Permission</text:span></text:h>
      <text:p text:style-name="P29"><text:span text:style-name="T23">AutomataCI relies on an external text file to populate the package’s sandbox permission. The file is located at:</text:span> </text:p>
      <text:p text:style-name="Frame_20_contents">${PROJECT_PATH_<text:span text:style-name="T23">SOURCE</text:span>}/packages/flatpak.perm</text:p>
      <text:p text:style-name="P28">The values are exactly from the documentation. Please refer: <text:a xlink:type="simple" xlink:href="https://docs.flatpak.org/en/latest/manifests.html#finishing" text:style-name="Internet_20_link" text:visited-style-name="Visited_20_Internet_20_Link">https://docs.flatpak.org/en/latest/manifests.html#finishing</text:a></text:p>
      <text:p text:style-name="P28"/>
      <text:h text:style-name="P39" text:outline-level="5">Simultaneous Repository Release</text:h>
      <text:p text:style-name="P28">Due to <text:span text:style-name="T2">flatpak-builder</text:span> design, in order to package Flatpak type, it must be released to a file-based repository at the same time. Hence, its Release CI job is simultaneously executed and the private repository is saved at:</text:p>
      <text:p text:style-name="Frame_20_contents">${PROJECT_PATH_ROOT}/${PROJECT_PATH_RELEASE}/flatpak</text:p>
      <text:p text:style-name="P28">where:</text:p>
      <text:list text:style-name="L8">
        <text:list-item>
          <text:p text:style-name="P51"><text:span text:style-name="T5">${PROJECT_PATH_ROOT}/${PROJECT_PATH_RELEASE}</text:span><text:span text:style-name="T23"> is actually a local version of <text:s/></text:span><text:span text:style-name="T5">${PROJECT_STATIC_REPO}</text:span><text:span text:style-name="T23"> URL.</text:span></text:p>
        </text:list-item>
      </text:list>
      <text:p text:style-name="P29"/>
      <text:h text:style-name="P40" text:outline-level="5"><text:span text:style-name="T23">Directory-Based Output</text:span></text:h>
      <text:p text:style-name="P29"><text:span text:style-name="T23">Due to </text:span><text:span text:style-name="T5">flatpak-builder</text:span><text:span text:style-name="T23"> design, </text:span>all successful Flatpak packages are directory-based housing the required files <text:span text:style-name="T23">for </text:span><text:span text:style-name="T5">flatpak-builder</text:span><text:span text:style-name="T23"> to operate. </text:span></text:p>
      <text:p text:style-name="P29">You’re free to inspect the output directories but leave them as it is to avoid <text:span text:style-name="T23">breaking later CI job.</text:span></text:p>
      <text:p text:style-name="P29"/>
      <text:h text:style-name="P41" text:outline-level="5"><text:span text:style-name="T23">Single Bundle</text:span></text:h>
      <text:p text:style-name="P29">To ensure a fail-safe is available, AutomataCI automatically exports the single bundle format (<text:span text:style-name="T23">refer: </text:span><text:a xlink:type="simple" xlink:href="https://docs.flatpak.org/en/latest/single-file-bundles.html" text:style-name="Internet_20_link" text:visited-style-name="Visited_20_Internet_20_Link">https://docs.flatpak.org/en/latest/single-file-bundles.html</text:a>) that allows user to manually import the software without needing to track a<text:span text:style-name="T23">n upstream</text:span> repo<text:span text:style-name="T23">sitory</text:span>. This bundle file is included in the <text:span text:style-name="T5">$PROJECT_PATH_ROOT/$</text:span><text:span text:style-name="T2">PROJECT_PATH_PKG/</text:span> directory ending with <text:span text:style-name="T2">.flatpak</text:span> file extension as required.</text:p>
      <text:p text:style-name="P29"/>
      <text:h text:style-name="Heading_20_5" text:outline-level="5">Testing Package</text:h>
      <text:p text:style-name="P28">One can use <text:span text:style-name="T2">flatpak</text:span> to install the package locally. The command is as follows:</text:p>
      <text:p text:style-name="P27">$ flatpak install --user [NAME].flatpak</text:p>
      <text:p text:style-name="P28">AutomataCI can react based on the direct feedback from <text:span text:style-name="T2">flatpak-builder</text:span> <text:s/>in its building operation so manual testing is not requir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7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4</text:page-number><text:s/><text:span text:style-name="MT1">of </text:span><text:page-count>7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5</text:page-number><text:s/><text:span text:style-name="MT1">of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4.1$Linux_X86_64 LibreOffice_project/e19e193f88cd6c0525a17fb7a176ed8e6a3e2aa1</meta:generator>
    <meta:editing-duration>P1DT2H5M16S</meta:editing-duration>
    <meta:editing-cycles>61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10T09:14:12.093859627</dc:date>
    <dc:creator>Kean Ho Chew</dc:creator>
    <meta:document-statistic meta:table-count="2" meta:image-count="0" meta:object-count="0" meta:page-count="7" meta:paragraph-count="106" meta:word-count="756" meta:character-count="5882" meta:non-whitespace-character-count="5226"/>
    <meta:template xlink:type="simple" xlink:actuate="onRequest" xlink:title="Official Book" xlink:href="../../templates/Book.ott" meta:date="2023-11-17T20:33:17.245827505"/>
  </office:meta>
</office:document-meta>
</file>